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CreateTask.setPlatform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setProcessOutputStream( InputStream 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CMCreateTask.get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CMCreateTask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checkOptions( Commandline cm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CMCreateTask.setProcessInputStream( OutputStream 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CMCreateTask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CMCreateTask.setTask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CMCreateTask.setComment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setResolver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getPla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CCMCreat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CMCreateTask.setRelease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setProcessErrorStream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MCreateTask.getSub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reateTask.setSubSystem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